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border-line-width-bottom="0.002cm 0.035cm 0.002cm" fo:padding="0.074cm" fo:border-left="none" fo:border-right="none" fo:border-top="none" fo:border-bottom="0.039cm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src="URL IMAGE 500*250" class="img_box"&gt;&lt;h1&gt;&lt;!--<text:line-break/><text:line-break/>--&gt;Erland Mago&lt;/b&gt;&lt;!--<text:line-break/><text:line-break/>--&gt;&lt;/h1&gt;&lt;br /&gt;&lt;div class="box2"&gt;&lt;!--<text:line-break/><text:line-break/>--&gt;[b]Age : [/b] 24 ans<text:line-break/>[b]Sexe : [/b] Masculin<text:line-break/>[b]Surnom : [/b] ?<text:line-break/>[b]Groupe : [/b] Citoyen<text:line-break/>[b]Métier :[/b] Magicien / Homme à tout faire<text:line-break/>[b]Orientation sexuelle : [/b] Hétérosexuel<text:line-break/>[b]Particularité : [/b] Gaucher. Se trimballe toujours avec (au moins) un instrument de musique sur lui. A une fâcheuse tendance à parler de manière théâtrale (voire à rimer).<text:line-break/>&lt;h3&gt;Coup de théâtre !&lt;/h3&gt;&lt;div style="padding-right:3px; line-height:12px; height:80px; overflow:auto; margin-bottom:5px;"&gt;Erland a la -superbe- capacité de transformer tous les alcools en eau. D'une utilité pas encore avérée.&lt;/div&gt;&lt;!--<text:line-break/><text:line-break/>--&gt;[b]Arme de prédilection : [/b] ECRIRE ICI &lt;!--<text:line-break/><text:line-break/>--&gt;&lt;/div&gt;&lt;br /&gt;&lt;table width="100%"&gt;&lt;tr&gt;&lt;td&gt;<text:line-break/>[quote]Physique et caractère[/quote]<text:line-break/>&lt;div style="padding-right:3px; height:300px; margin-left:-10px; overflow:auto; padding-left:10px; line-height: 17px; "&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vivent (subissent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joueuse qui ne sourit pas à tous avec la même intensité à la naissance. Il est ainsi convaincu que les traits de naissance ne définissent en rien la personne que l'on devient et que l'on peut faire de grandes choses à force de persévérance -comment aurait-il pu en être autrement ?</text:p>
      <text:p text:style-name="Standard"/>
      <text:p text:style-name="Standard">Une enfance forgée par le rejet et la désapprobation, dans l'ombre de frères et sœurs dont le seul mérite était d'avoir été dotés à la naissance d'un pouvoir plus satisfaisant pour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pauvre. Assidu évidemment, comme on vient de le dire. Mais aussi</text:p>
      <text:p text:style-name="P1"/>
      <text:p text:style-name="Standard"/>
      <text:p text:style-name="Standard">-Cheveux argentés<text:line-break/>-Des yeux dorés<text:line-break/>-Grand et corps élancé<text:line-break/>-Toujours avec un chapeau et une cape pour cacher une multitude d'objets/gadgets<text:line-break/><text:soft-page-break/>-Peut paraître froid aux premiers abords<text:line-break/><text:line-break/><text:line-break/>-Curieux et débrouillard<text:line-break/>-S'est juré de devenir un « magicien » de renom dans tout le royaume sans user de son don. Car après tout, toute technique assez avancée et maîtrisée peut passer pour de la magie!<text:line-break/>-Maîtrise donc à cet effet différents tours de passe-passe. Faire apparaître des pigeons de l'intérieur de son chapeau à l’apparence vide, faire apparaître une fleur de derrière l'oreille d'un enfant, se faire couper en deux dans une boite et en ressortir vivant et en un seul morceau...<text:line-break/>-Cherche à se perfectionner chaque jour et n'hésite pas à être imaginatif et à tenter de créer des outils mécaniques et scientifiques si nécessaire, même si mal vu par la société. Est donc un peu mécano aussi et aime toucher à tout.<text:line-break/>-Prétend au monde, pour se foutre des autres et pour rire, que sa magie est la vraie et unique magie universelle et que les pouvoirs magiques ne sont que des « fausses magies » créées par la fausse Déesse Lucy pour contrôler le peuple. Il se rend bien compte que c'est absurde, mais ça le fait rire et il aime exagérer les choses.<text:line-break/>-Crois par contre dur comme fer que les pouvoirs ne sont pas nécessaires pour se faire une place dans ce monde. De ce fait, Edmond Delancy « le sans-pouvoir » qui est devenu commandant de la garde sans don est l'un de ses héros.<text:line-break/>-Ne gagne pas beaucoup d'argent en montrant sa magie dans les rues, aussi il gagne son pain en tant qu'homme à tout faire également en attendant son jour de gloire. </text:p>
      <text:p text:style-name="Standard">&lt;/div&gt;&lt;/td&gt;&lt;td width="100"&gt;&lt;div style="text-align:right;"&gt;&lt;!--<text:line-break/><text:line-break/>--&gt;&lt;img src="URL ICONE 1" style="margin:2px;"&gt;&lt;div style="width:100px;" class="bobox"&gt;&lt;!--<text:line-break/><text:line-break/>--&gt;&lt;a href=""&gt;Mystréieux*&lt;/a&gt; &lt;!--<text:line-break/>--&gt;&lt;a href=""&gt;Pince-sans-rire&lt;/a&gt; &lt;!--<text:line-break/>--&gt;&lt;a href=""&gt;Têtu&lt;/a&gt; &lt;!--<text:line-break/>--&gt;&lt;a href=""&gt;Borné&lt;/a&gt; &lt;!--<text:line-break/>--&gt;&lt;a href=""&gt;Curieux&lt;/a&gt; &lt;!--</text:p>
      <text:p text:style-name="Standard">--&gt;&lt;a href=""&gt;Débrouillard&lt;/a&gt; &lt;!--<text:line-break/><text:line-break/>--&gt;&lt;img src="URL ICONE 2" style="margin:2px;"&gt;&lt;/div&gt;&lt;!--<text:line-break/><text:line-break/>--&gt;&lt;/div&gt;&lt;/td&gt;&lt;/tr&gt;&lt;/table&gt;&lt;br /&gt;&lt;br /&gt;<text:line-break/>[quote]Histoire[/quote]<text:line-break/>&lt;div style="padding-right:3px; height:400px; line-height: 17px; overflow:auto;"&gt;&lt;!--<text:line-break/><text:line-break/>--&gt;ECRIRE ICI L'HISTOIRE&lt;!--<text:line-break/><text:line-break/>--&gt;&lt;/div&gt;&lt;br /&gt;&lt;/div&gt;&lt;br /&gt;&lt;br /&gt;&lt;div class="box"&gt;&lt;h11&gt;Derrière l'écran&lt;/h11&gt;&lt;!--<text:line-break/><text:line-break/>--&gt;<text:line-break/>[b]Source de l'avatar : [/b] [color=#00cccc][size=16]♂[/size][/color] [b]Edmond dantes – Fate grand order [/b]<text:line-break/><text:line-break/>[b]Double compte ? [/b] Nope<text:line-break/>[b]Comment avez vous découvert le forum ? [/b] J'ai créé internet<text:line-break/>[b]Disponibilités : [/b] Assez variables<text:line-break/>[b]Quelques mots sur vous ? [/b] J'aime la nature et les petits oiseaux ♫<text:line-break/>[b]Quelque chose à rajouter ? [/b] Poney<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05T17:30:24.81</dc:date>
    <meta:editing-duration>PT4H21M21S</meta:editing-duration>
    <meta:editing-cycles>148</meta:editing-cycles>
    <meta:generator>OpenOffice/4.1.7$Win32 OpenOffice.org_project/417m1$Build-9800</meta:generator>
    <meta:document-statistic meta:table-count="0" meta:image-count="0" meta:object-count="0" meta:page-count="2" meta:paragraph-count="8" meta:word-count="856" meta:character-count="5499"/>
  </office:meta>
</office:document-meta>
</file>